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b265" officeooo:paragraph-rsid="001bb265"/>
    </style:style>
    <style:style style:name="P2" style:family="paragraph" style:parent-style-name="Standard">
      <style:text-properties officeooo:rsid="001e3b27" officeooo:paragraph-rsid="001d67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OPS:</text:p>
      <text:p text:style-name="Standard">APIE: Abstraction,Polymorphism,Inheritance,Encapsulation</text:p>
      <text:p text:style-name="Standard"/>
      <text:p text:style-name="Standard"><text:span text:style-name="Strong_20_Emphasis">Abstraction</text:span>: Hiding the unwanted data and displaying/showing the necessary information</text:p>
      <text:p text:style-name="Standard">To achieve this feature,Access specifiers like public: , private: , protected: can be used</text:p>
      <text:p text:style-name="Standard"/>
      <text:p text:style-name="Standard"><text:span text:style-name="Strong_20_Emphasis">Polymorphism:</text:span></text:p>
      <text:p text:style-name="Standard">2types of Polymorphism</text:p>
      <text:p text:style-name="Standard">Compile time polymorphism - function Overloading,operator Overloading</text:p>
      <text:p text:style-name="Standard">Run time polymorphism - function Overriding i.e., virtual concept</text:p>
      <text:p text:style-name="Standard"/>
      <text:p text:style-name="Standard"><text:span text:style-name="Emphasis">function Overloading</text:span>:</text:p>
      <text:p text:style-name="Standard">This uses the same function name but the No. of Arguments passed or the data type of the arguments will differ</text:p>
      <text:p text:style-name="Standard"><text:span text:style-name="Strong_20_Emphasis">NOTE: </text:span>Function overloading does not depend on the return type of the function</text:p>
      <text:p text:style-name="Standard"><text:s text:c="8"/>To implement function Overloading,we do not need class </text:p>
      <text:p text:style-name="Standard"/>
      <text:p text:style-name="Standard"><text:span text:style-name="Emphasis">operator Overloading</text:span>:</text:p>
      <text:p text:style-name="Standard">This is used to do manipulations[unary(++,--),binary(+,-,/,%,*) operations] on class objects</text:p>
      <text:p text:style-name="Standard">NOTE:Few operators that cannot be overloaded are </text:p>
      <text:p text:style-name="Standard">Dot operator(.)</text:p>
      <text:p text:style-name="Standard">Scope Resolution operator(:</text:p>
      <text:p text:style-name="Standard">sizeof() operator</text:p>
      <text:p text:style-name="Standard">typeid().name() operator</text:p>
      <text:p text:style-name="Standard"/>
      <text:p text:style-name="Standard"><text:span text:style-name="Emphasis">function Overriding</text:span>:</text:p>
      <text:p text:style-name="Standard">This uses the same function with same syntax without any change in Arguments[Both Number,data type],return type</text:p>
      <text:p text:style-name="Standard">Only the content/body of the function can be changed in function Overriding:</text:p>
      <text:p text:style-name="Standard">NOTE: To implement function Overriding,we need class mandatorily</text:p>
      <text:p text:style-name="Standard"/>
      <text:p text:style-name="Standard"><text:span text:style-name="Emphasis">virtual concept</text:span>:</text:p>
      <text:p text:style-name="Standard">virtual constructor -Does not Exists</text:p>
      <text:p text:style-name="Standard">virtual destructor -Exists,Should be used mandatorily where base class ptr is used to delete the derived class object</text:p>
      <text:p text:style-name="Standard">virtual base class -Exists,Should be used mandatorily to avoid ambiguity error in Hybrid inheritance</text:p>
      <text:p text:style-name="Standard">virtual function -Exists,Used to avoid multiple functions in a class</text:p>
      <text:p text:style-name="Standard"/>
      <text:p text:style-name="Standard"><text:span text:style-name="Strong_20_Emphasis">Inheritance</text:span>: Child class inheriting the features of Parent class</text:p>
      <text:p text:style-name="Standard">5types of Inheritance:</text:p>
      <text:p text:style-name="Standard">Single</text:p>
      <text:p text:style-name="Standard">Multiple</text:p>
      <text:p text:style-name="Standard">Multi-level</text:p>
      <text:p text:style-name="Standard">Hiearchical </text:p>
      <text:p text:style-name="Standard">Hybrid</text:p>
      <text:p text:style-name="Standard">Diamond inheritance is a special case of hybrid inheritance</text:p>
      <text:p text:style-name="Standard"/>
      <text:p text:style-name="Standard">NOTE: In general, one problem arises with diamond inheritance</text:p>
      <text:p text:style-name="Standard"><text:s text:c="4"/>To resolve this Error, we should use virtual class concept</text:p>
      <text:p text:style-name="Standard"/>
      <text:p text:style-name="Standard"><text:span text:style-name="Strong_20_Emphasis">Encapsulation</text:span>:Wrapping all the data members[functions,variables] within the class</text:p>
      <text:p text:style-name="Standard"/>
      <text:p text:style-name="Standard"><text:soft-page-break/>Default data members within a class</text:p>
      <text:p text:style-name="Standard">=&gt;constructor</text:p>
      <text:p text:style-name="Standard">=&gt;destructor</text:p>
      <text:p text:style-name="Standard">=&gt;copy constructor</text:p>
      <text:p text:style-name="Standard">=&gt;assignment operator</text:p>
      <text:p text:style-name="Standard"/>
      <text:p text:style-name="Standard">Casting types:</text:p>
      <text:p text:style-name="Standard">static_cast&lt;datatype&gt;(variable)</text:p>
      <text:p text:style-name="Standard">dynamic_cast&lt;datatype&gt;(variable)</text:p>
      <text:p text:style-name="Standard">reinterpret_cast&lt;datatype&gt;(variable)</text:p>
      <text:p text:style-name="Standard">const_cast&lt;datatype&gt;(variable)</text:p>
      <text:p text:style-name="Standard"/>
      <text:p text:style-name="Standard">Other things to know in C++:</text:p>
      <text:p text:style-name="Standard">Why don't we have virtual constructor?Reason?</text:p>
      <text:p text:style-name="Standard">What is object slicing?Where do we get this?How to avoid this?</text:p>
      <text:p text:style-name="Standard">What is shallow copy and deep copy ?</text:p>
      <text:p text:style-name="Standard">What is self assignment check in assignment operator</text:p>
      <text:p text:style-name="Standard">Difference b/w copy constructor and assignment operator?</text:p>
      <text:p text:style-name="Standard">What is up casting and down casting in class?</text:p>
      <text:p text:style-name="Standard">What is the difference b/w dynamic_cast and reinterpret_cast?</text:p>
      <text:p text:style-name="P1">eeprom: probe of 1-0050 failed with error 15 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4:47:38.835315103</meta:creation-date>
    <dc:date>2018-04-23T17:12:45.919581390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58" meta:word-count="349" meta:character-count="2594" meta:non-whitespace-character-count="2288"/>
  </office:meta>
</office:document-meta>
</file>